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1">
      <style:text-properties style:font-name="Times New Roman" fo:language="ru" fo:country="RU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language="en" fo:country="US"/>
    </style:style>
    <style:style style:name="T3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1">Формат запуска командной строки:</text:p>
            <text:p text:style-name="Our_20_code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Text_20_body">или</text:p>
            <text:p text:style-name="Our_20_code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Text_20_body"><text:span text:style-name="T1">mmain.exe</text:span> – имя главного процесса программного комплекса (графическая оболочка);</text:p>
            <text:p text:style-name="Text_20_body">вместо <text:span text:style-name="T1">mmain.exe</text:span> может стоять имя программы-запускалки <text:span text:style-name="T1">mstarter.exe</text:span> (она завершается сразу после запуска и передаёт команду в <text:span text:style-name="T1">mmain.</text:span><text:span text:style-name="T2">exe</text:span>).</text:p>
            <text:p text:style-name="P1">Общепрограммные опции командной строки:</text:p>
            <text:p text:style-name="Text_20_body"><text:span text:style-name="T1">/exitonstop</text:span> – автоматический выход из программы при остановке счёта</text:p>
            <text:p text:style-name="Text_20_body"><text:span text:style-name="T1">/exitonclose</text:span> – автоматический выход из программы при закрытии последнего схемного окна</text:p>
            <text:p text:style-name="Text_20_body"><text:span text:style-name="T1">/hidemenus</text:span> – окна анимации и редактора схем будут запускаться без главных меню</text:p>
            <text:p text:style-name="Text_20_body"><text:span text:style-name="T1">/nomainform</text:span> – скрыть главное окно программы</text:p>
            <text:p text:style-name="Text_20_body"><text:span text:style-name="T1">/minmainform</text:span> – минимизировать главное окно приложения</text:p>
            <text:p text:style-name="Text_20_body"><text:span text:style-name="T1">/nohotkeys</text:span> – заблокировать обработку горячих клавиш</text:p>
            <text:p text:style-name="P1">Опции запуска файла проекта:</text:p>
            <text:p text:style-name="Text_20_body"><text:span text:style-name="T1">/nomenu</text:span> – <text:s/>проект будет запущен без главного меню окна</text:p>
            <text:p text:style-name="Text_20_body"><text:span text:style-name="T1">/nopanels</text:span> – проект будет запущен без главного меню и панели инструментов</text:p>
            <text:p text:style-name="Text_20_body"><text:span text:style-name="T1">/noborder</text:span> – проект запускается без рамки схемного окна</text:p>
            <text:p text:style-name="Text_20_body"><text:span text:style-name="T1">/stoponclose</text:span> – проект будет автоматически остановлен при выходе из программы</text:p>
            <text:p text:style-name="Text_20_body"><text:span text:style-name="T1">/start</text:span> – произвести инициализацию проекта (или пакета) после загрузки файла</text:p>
            <text:p text:style-name="Text_20_body"><text:span text:style-name="T1">/minimize</text:span> – запустить проект с минимизированным схемным окном</text:p>
            <text:p text:style-name="Text_20_body"><text:span text:style-name="T1">/run</text:span> – запустить проект (или пакет) на расчёт после загрузки файла</text:p>
            <text:p text:style-name="Text_20_body"><text:span text:style-name="T1">/left &lt;целое число&gt;</text:span> – задаёт левую координату схемного окна проекта</text:p>
            <text:p text:style-name="Text_20_body"><text:span text:style-name="T1">/top &lt;целое число&gt;</text:span> – задаёт верхнюю координату схемного окна проекта</text:p>
            <text:p text:style-name="Text_20_body"><text:span text:style-name="T1">/width &lt;целое число&gt;</text:span> – задаёт ширину схемного окна проекта</text:p>
            <text:p text:style-name="Text_20_body"><text:span text:style-name="T1">/height &lt;целое число&gt;</text:span> – задаёт высоту схемного окна проекта</text:p>
            <text:p text:style-name="Text_20_body"><text:span text:style-name="T1">/x &lt;вещественное число&gt;</text:span> – задаёт координату центра схемы по горизонтали</text:p>
            <text:p text:style-name="Text_20_body"><text:span text:style-name="T1">/y &lt;вещественное число&gt;</text:span> – задаёт координату центра схемы по вертикали</text:p>
            <text:p text:style-name="Text_20_body"><text:span text:style-name="T1">/scale &lt;вещественное число&gt;</text:span> – задаёт масштабный коэффициент для главной страницы схемного окна</text:p>
            <text:p text:style-name="Text_20_body"><text:span text:style-name="T1">/stayontop</text:span> – запуск проекта поверх всех окон</text:p>
            <text:p text:style-name="Text_20_body"><text:span text:style-name="T1">/readonly</text:span> – запуск проекта без возможности его сохранения</text:p>
            <text:p text:style-name="P1">Примеры:</text:p>
            <text:p text:style-name="Text_20_body">1. Запуск видеокадра без главного окна:</text:p>
            <text:p text:style-name="Our_20_code"><text:span text:style-name="T3">"c:\SimInTech\bin\mstarter.exe"</text:span> /nomainform "C:\<text:span text:style-name="T3">SimInTech</text:span>\Projects\PULTS\10CWA10_L.prt" /nomenu /hidemenus /noborder /top 0 /left 1600 /width 1600 /height 1200 /run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2-12-28T01:19:27.94</dc:date>
    <meta:generator>OpenOffice_Beta/4.1.0$Win32 OpenOffice.org_project/410m14$Build-9760</meta:generator>
    <meta:editing-duration>PT5H14M8S</meta:editing-duration>
    <meta:editing-cycles>130</meta:editing-cycles>
    <meta:document-statistic meta:table-count="1" meta:image-count="0" meta:object-count="0" meta:page-count="2" meta:paragraph-count="34" meta:word-count="308" meta:character-count="2252"/>
    <meta:user-defined meta:name="Поле 1"/>
    <meta:user-defined meta:name="Поле 2"/>
    <meta:user-defined meta:name="Поле 3"/>
    <meta:user-defined meta:name="Поле 4"/>
  </office:meta>
</office:document-meta>
</file>